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232aa" officeooo:paragraph-rsid="000232aa"/>
    </style:style>
    <style:style style:name="P2" style:family="paragraph" style:parent-style-name="Standard">
      <style:text-properties officeooo:rsid="0003f28a" officeooo:paragraph-rsid="0003f28a"/>
    </style:style>
    <style:style style:name="T1" style:family="text">
      <style:text-properties fo:font-weight="bold" style:font-weight-asian="bold" style:font-weight-complex="bold"/>
    </style:style>
    <style:style style:name="T2" style:family="text">
      <style:text-properties fo:font-weight="bold" officeooo:rsid="00058ad8" style:font-weight-asian="bold" style:font-weight-complex="bold"/>
    </style:style>
    <style:style style:name="T3" style:family="text">
      <style:text-properties fo:font-weight="bold" officeooo:rsid="0006bf5f" style:font-weight-asian="bold" style:font-weight-complex="bold"/>
    </style:style>
    <style:style style:name="T4" style:family="text">
      <style:text-properties officeooo:rsid="00027ad7"/>
    </style:style>
    <style:style style:name="T5" style:family="text">
      <style:text-properties officeooo:rsid="0003f28a"/>
    </style:style>
    <style:style style:name="T6" style:family="text">
      <style:text-properties officeooo:rsid="00058ad8"/>
    </style:style>
    <style:style style:name="T7" style:family="text">
      <style:text-properties officeooo:rsid="0006bf5f"/>
    </style:style>
    <style:style style:name="T8" style:family="text">
      <style:text-properties officeooo:rsid="0007d7e6"/>
    </style:style>
    <style:style style:name="T9" style:family="text">
      <style:text-properties fo:font-style="italic" officeooo:rsid="0006bf5f" style:font-style-asian="italic" style:font-style-complex="italic"/>
    </style:style>
    <style:style style:name="T10" style:family="text">
      <style:text-properties fo:font-style="normal" officeooo:rsid="0006bf5f" style:font-style-asian="normal" style:font-style-complex="normal"/>
    </style:style>
    <style:style style:name="T11" style:family="text">
      <style:text-properties fo:font-style="normal" fo:font-weight="bold" officeooo:rsid="0006bf5f" style:font-style-asian="normal" style:font-weight-asian="bold" style:font-style-complex="normal"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Florens Verschelde - CSS Selector Wars : Un Nouvel Espoir ?</text:h>
      <text:p text:style-name="P1"><text:a xlink:type="simple" xlink:href="https://vimeo.com/182053671" text:style-name="Internet_20_link" text:visited-style-name="Visited_20_Internet_20_Link">https://vimeo.com/182053671</text:a></text:p>
      <text:p text:style-name="P1"/>
      <text:p text:style-name="P1">Pour éviter les problèmes de surcharge inhérents aux modifications rapides du CSS en agence, il existe différentes solutions, correspondant à différents niveaux de granularité.</text:p>
      <text:p text:style-name="P2"/>
      <text:p text:style-name="P2">Conseils généraux :</text:p>
      <text:p text:style-name="P1">- <text:span text:style-name="T5">utilisez des classes</text:span></text:p>
      <text:p text:style-name="P1">- <text:span text:style-name="T5">évitez l’utilisation de classes imbriquées</text:span></text:p>
      <text:p text:style-name="P1"/>
      <text:p text:style-name="P1">- <text:span text:style-name="T6">convention</text:span><text:span text:style-name="T1"> BEM </text:span><text:span text:style-name="T2">ou SUIT CSS</text:span> : convention CSS qui consiste à pré-définir des blocs appelés composants qui <text:span text:style-name="T4">devront </text:span>rester à tout jamais séparés. Ces composants se voient chacun attribuer <text:span text:style-name="T4">leur</text:span> classes <text:span text:style-name="T6">avec un nom commençant par une majuscule</text:span>. <text:span text:style-name="T6">Les éléments qui constituent le composant ont eux aussi une classe portant un nom ayant pour préfixe le nom du composant. Par exemple le composant Teaser se compose d’une photo Teaser-pic, d’un texte Teaser-text etc.<text:line-break/>A privilégier sur les projets de petite taille (quelques maquettes)</text:span></text:p>
      <text:p text:style-name="P1"/>
      <text:p text:style-name="P1">- <text:span text:style-name="T7">classes </text:span><text:span text:style-name="T3">utilitaires </text:span><text:span text:style-name="T7">: classes avec des micro-styles, typique des frameworks CSS : .clearfix, .col, .label, et les déclinaisons couleurs .label-success…<text:line-break/>A privilégier sur de plus gros projets</text:span></text:p>
      <text:p text:style-name="P1"/>
      <text:p text:style-name="Standard">- <text:span text:style-name="T7">classes </text:span><text:span text:style-name="T11">atomiques </text:span><text:span text:style-name="T7">: classes correspondant à une propriété. Par exemple la classe .i permet de mettre du texte en italique, .b en bold etc. Cela équivaut à renseigner directement la balise style, sauf qu’en passant par des classes les propriétés ne sont pas automatiquement prioritaire + les instructions sont plus courtes. Atomic CSS, Tachyons, Atomizer… A combiner avec des environnements js (React / Ember / Angular)</text:span></text:p>
      <text:p text:style-name="Standard"/>
      <text:p text:style-name="Standard">- <text:span text:style-name="T8">CSS modules : générateur de classes uniques, intégrant au passage une fonction de compositi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officeooo:rsid="000232a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23T22:15:22.463000000</meta:creation-date>
    <dc:date>2016-09-23T22:50:01.163000000</dc:date>
    <meta:editing-duration>PT24M24S</meta:editing-duration>
    <meta:editing-cycles>7</meta:editing-cycles>
    <meta:generator>LibreOffice/5.1.5.2$Windows_x86 LibreOffice_project/7a864d8825610a8c07cfc3bc01dd4fce6a9447e5</meta:generator>
    <meta:document-statistic meta:table-count="0" meta:image-count="0" meta:object-count="0" meta:page-count="1" meta:paragraph-count="10" meta:word-count="243" meta:character-count="1580" meta:non-whitespace-character-count="1347"/>
  </office:meta>
</office:document-meta>
</file>